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DeliveryChannel.createExchangeFactory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liveryChannel.send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DeliveryChannel.sendSync( MessageExchange exchange , long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dpointDeliveryChannel.resumeTx(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dpointDeliveryChannel.EndpointDeliveryChannel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DeliveryChannel.getEnd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DeliveryChannel.sendSync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dpointDeliveryChannel.createExchangeFactory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liveryChannel.handleExchange( MessageExchange exchange , boolean 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DeliveryChannel.createExchangeFactory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liveryChannel.prepar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DeliveryChannel.accep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liveryChannel.setEndpoin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liveryChannel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liveryChannel.createExchan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DeliveryChannel.EndpointDeliveryChannel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DeliveryChanne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